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helly2023" svg:font-family="Shelly2023" style:font-pitch="variable"/>
  </office:font-face-decls>
  <office:automatic-styles>
    <style:style style:name="P1" style:family="paragraph" style:parent-style-name="Standard">
      <style:text-properties style:font-name="Shelly2023" fo:font-size="24pt" officeooo:rsid="00156e7f" officeooo:paragraph-rsid="00156e7f" style:font-size-asian="24pt" style:font-size-complex="24pt"/>
    </style:style>
    <style:style style:name="P2" style:family="paragraph" style:parent-style-name="Standard">
      <style:text-properties style:font-name="Shelly2023" fo:font-size="24pt" officeooo:rsid="0016d3b2" officeooo:paragraph-rsid="0016d3b2" style:font-size-asian="24pt" style:font-size-complex="24pt"/>
    </style:style>
    <style:style style:name="P3" style:family="paragraph" style:parent-style-name="Standard">
      <style:text-properties style:font-name="Shelly2023" fo:font-size="96pt" officeooo:rsid="001655ca" officeooo:paragraph-rsid="001655ca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is the time for all good men to come to the aid of the party.</text:p>
      <text:p text:style-name="P1"/>
      <text:p text:style-name="P1">The quick brown fox jumps over the lazy dog.</text:p>
      <text:p text:style-name="P1"/>
      <text:p text:style-name="P1">Kerowyn, Kerowyn, where are you going?</text:p>
      <text:p text:style-name="P1"/>
      <text:p text:style-name="P2">Vod</text:p>
      <text:p text:style-name="P3">f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helly2023" svg:font-family="Shelly2023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22:04.961450564</meta:creation-date>
    <dc:date>2023-07-06T20:02:09.015251587</dc:date>
    <meta:editing-duration>PT5M31S</meta:editing-duration>
    <meta:editing-cycles>4</meta:editing-cycles>
    <meta:generator>LibreOffice/7.4.6.2$Linux_X86_64 LibreOffice_project/40$Build-2</meta:generator>
    <meta:document-statistic meta:table-count="0" meta:image-count="0" meta:object-count="0" meta:page-count="1" meta:paragraph-count="5" meta:word-count="33" meta:character-count="153" meta:non-whitespace-character-count="125"/>
  </office:meta>
</office:document-meta>
</file>